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5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RUPO GOMBUZ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NDORI VILLASANTE JUAN CARLO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5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ONDORI VILLASANTE JUAN CARLO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2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8208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2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7:1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8:2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4T23:16:0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